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amp; Daniel</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Chapter01</text:span></text:a></text:p>
      <text:h text:style-name="Heading_20_2" text:outline-level="2"><text:bookmark-start text:name="further-reading"/>Further reading<text:bookmark-end text:name="further-reading"/></text:h>
      <text:p text:style-name="First_20_paragraph">Read about Gui.cs - <text:a xlink:type="simple" xlink:href="https://github.com/migueldeicaza/gui.cs" office:name=""><text:span text:style-name="Definition">https://github.com/migueldeicaza/gui.cs</text:span></text:a></text:p>
      <text:p text:style-name="Text_20_body">Read about the difference between EnumerateFiles and GetFiles.</text:p>
      <text:p text:style-name="Text_20_body">Read about Async Enumerable in .NET 3.0</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Chapter02</text:span></text:a></text:p>
      <text:h text:style-name="Heading_20_2" text:outline-level="2"><text:bookmark-start text:name="further-reading-1"/>Further reading<text:bookmark-end text:name="further-reading-1"/></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Chapter03</text:span></text:a></text:p>
      <text:h text:style-name="Heading_20_2" text:outline-level="2"><text:bookmark-start text:name="further-reading-2"/>Further reading<text:bookmark-end text:name="further-reading-2"/></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Chapter04</text:span></text:a></text:p>
      <text:h text:style-name="Heading_20_2" text:outline-level="2"><text:bookmark-start text:name="further-reading-3"/>Further reading<text:bookmark-end text:name="further-reading-3"/></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Chapter05</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for zip extracting)</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W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Technical Box<text:bookmark-end text:name="technical-box"/></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2-25T08:23:25Z</meta:creation-date>
    <dc:date>2020-02-25T08:23:25Z</dc:date>
  </office:meta>
</office:document-meta>
</file>